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none" fo:border-right="thin solid #666600" style:vertical-align="automatic" fo:background-color="#666600" style:cell-protect="protected"/>
      <style:text-properties fo:color="#FFFF99" style:font-name="Times" style:font-name-asian="Times" style:font-name-complex="Times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666600" style:cell-protect="protected"/>
      <style:text-properties fo:color="#FFFF99" style:font-name="Times" style:font-name-asian="Times" style:font-name-complex="Times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6">
      <style:table-cell-properties fo:border-top="none" fo:border-bottom="none" fo:border-left="none" fo:border-right="thin solid #666600" style:vertical-align="automatic" fo:background-color="#FFFF99"/>
      <style:text-properties fo:color="#000000" style:font-name="Times" style:font-name-asian="Times" style:font-name-complex="Times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">
      <style:table-cell-properties style:vertical-align="automatic" fo:background-color="#FFFF99"/>
      <style:text-properties fo:color="#000000" style:font-name="Times" style:font-name-asian="Times" style:font-name-complex="Times" fo:font-size="12pt" style:font-size-asian="12pt" style:font-size-complex="12pt"/>
    </style:style>
    <style:style style:name="ce7" style:family="table-cell" style:parent-style-name="Default" style:data-style-name="N37">
      <style:table-cell-properties style:vertical-align="automatic" fo:background-color="#FFFF99"/>
      <style:text-properties fo:color="#000000" style:font-name="Times" style:font-name-asian="Times" style:font-name-complex="Times" fo:font-size="12pt" style:font-size-asian="12pt" style:font-size-complex="12pt"/>
    </style:style>
    <style:style style:name="ce8" style:family="table-cell" style:parent-style-name="Default" style:data-style-name="N36">
      <style:table-cell-properties fo:border-top="none" fo:border-bottom="none" fo:border-left="none" fo:border-right="thin solid #666600" style:vertical-align="automatic" fo:background-color="#E6E64C"/>
      <style:text-properties fo:color="#000000" style:font-name="Times" style:font-name-asian="Times" style:font-name-complex="Times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">
      <style:table-cell-properties style:vertical-align="automatic" fo:background-color="#E6E64C"/>
      <style:text-properties fo:color="#000000" style:font-name="Times" style:font-name-asian="Times" style:font-name-complex="Times" fo:font-size="12pt" style:font-size-asian="12pt" style:font-size-complex="12pt"/>
    </style:style>
    <style:style style:name="ce10" style:family="table-cell" style:parent-style-name="Default" style:data-style-name="N37">
      <style:table-cell-properties style:vertical-align="automatic" fo:background-color="#E6E64C"/>
      <style:text-properties fo:color="#000000" style:font-name="Times" style:font-name-asian="Times" style:font-name-complex="Times" fo:font-size="12pt" style:font-size-asian="12pt" style:font-size-complex="12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6" table:default-cell-style-name="ce1"/>
        <table:table-row table:style-name="ro1">
          <table:table-cell/>
          <table:table-cell office:value-type="string" table:style-name="ce2">
            <text:p>Fun Microsystems (FUNW)</text:p>
          </table:table-cell>
          <table:table-cell table:number-columns-repeated="3" table:style-name="ce1"/>
          <table:table-cell office:value-type="string" table:style-name="ce1">
            <text:p>FUNW</text:p>
          </table:table-cell>
          <table:table-cell table:number-columns-repeated="16378" table:style-name="ce1"/>
        </table:table-row>
        <table:table-row table:style-name="ro2">
          <table:table-cell/>
          <table:table-cell table:number-columns-repeated="6" table:style-name="ce1"/>
          <table:table-cell table:style-name="ce1">
            <draw:frame draw:z-index="1" draw:id="id0" draw:style-name="a0" draw:name="Chart 1" svg:x="0.213in" svg:y="0.1555in" svg:width="6.3528in" svg:height="5.461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/>
          <table:table-cell office:value-type="string" table:style-name="ce3">
            <text:p>Date</text:p>
          </table:table-cell>
          <table:table-cell office:value-type="string" table:style-name="ce4">
            <text:p>Volume</text:p>
          </table:table-cell>
          <table:table-cell office:value-type="string" table:style-name="ce4">
            <text:p>Open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Close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07T00:00:00" table:style-name="ce5">
            <text:p>Apr 7, 00</text:p>
          </table:table-cell>
          <table:table-cell office:value-type="float" office:value="15000000" table:style-name="ce6">
            <text:p>15,000,000</text:p>
          </table:table-cell>
          <table:table-cell office:value-type="currency" office:value="88.75" table:style-name="ce7">
            <text:p>$88.75</text:p>
          </table:table-cell>
          <table:table-cell office:value-type="currency" office:value="88.875" table:style-name="ce7">
            <text:p>$88.88</text:p>
          </table:table-cell>
          <table:table-cell office:value-type="currency" office:value="94.5" table:style-name="ce7">
            <text:p>$94.50</text:p>
          </table:table-cell>
          <table:table-cell office:value-type="currency" office:value="92.6875" table:style-name="ce7">
            <text:p>$92.69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08T00:00:00" table:style-name="ce8">
            <text:p>Apr 8, 00</text:p>
          </table:table-cell>
          <table:table-cell office:value-type="float" office:value="14652562" table:style-name="ce9">
            <text:p>14,652,562</text:p>
          </table:table-cell>
          <table:table-cell office:value-type="currency" office:value="92.6875" table:style-name="ce10">
            <text:p>$92.69</text:p>
          </table:table-cell>
          <table:table-cell office:value-type="currency" office:value="87" table:style-name="ce10">
            <text:p>$87.00</text:p>
          </table:table-cell>
          <table:table-cell office:value-type="currency" office:value="95.5" table:style-name="ce10">
            <text:p>$95.50</text:p>
          </table:table-cell>
          <table:table-cell office:value-type="currency" office:value="93.6875" table:style-name="ce10">
            <text:p>$93.69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09T00:00:00" table:style-name="ce5">
            <text:p>Apr 9, 00</text:p>
          </table:table-cell>
          <table:table-cell office:value-type="float" office:value="15070589" table:style-name="ce6">
            <text:p>15,070,589</text:p>
          </table:table-cell>
          <table:table-cell office:value-type="currency" office:value="93.6875" table:style-name="ce7">
            <text:p>$93.69</text:p>
          </table:table-cell>
          <table:table-cell office:value-type="currency" office:value="91" table:style-name="ce7">
            <text:p>$91.00</text:p>
          </table:table-cell>
          <table:table-cell office:value-type="currency" office:value="96.5" table:style-name="ce7">
            <text:p>$96.50</text:p>
          </table:table-cell>
          <table:table-cell office:value-type="currency" office:value="92" table:style-name="ce7">
            <text:p>$92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0T00:00:00" table:style-name="ce8">
            <text:p>Apr 10, 00</text:p>
          </table:table-cell>
          <table:table-cell office:value-type="float" office:value="15207571" table:style-name="ce9">
            <text:p>15,207,571</text:p>
          </table:table-cell>
          <table:table-cell office:value-type="currency" office:value="92" table:style-name="ce10">
            <text:p>$92.00</text:p>
          </table:table-cell>
          <table:table-cell office:value-type="currency" office:value="90" table:style-name="ce10">
            <text:p>$90.00</text:p>
          </table:table-cell>
          <table:table-cell office:value-type="currency" office:value="97.5" table:style-name="ce10">
            <text:p>$97.50</text:p>
          </table:table-cell>
          <table:table-cell office:value-type="currency" office:value="93" table:style-name="ce10">
            <text:p>$93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1T00:00:00" table:style-name="ce5">
            <text:p>Apr 11, 00</text:p>
          </table:table-cell>
          <table:table-cell office:value-type="float" office:value="14869716" table:style-name="ce6">
            <text:p>14,869,716</text:p>
          </table:table-cell>
          <table:table-cell office:value-type="currency" office:value="93" table:style-name="ce7">
            <text:p>$93.00</text:p>
          </table:table-cell>
          <table:table-cell office:value-type="currency" office:value="90" table:style-name="ce7">
            <text:p>$90.00</text:p>
          </table:table-cell>
          <table:table-cell office:value-type="currency" office:value="98.5" table:style-name="ce7">
            <text:p>$98.50</text:p>
          </table:table-cell>
          <table:table-cell office:value-type="currency" office:value="93.6" table:style-name="ce7">
            <text:p>$93.6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2T00:00:00" table:style-name="ce8">
            <text:p>Apr 12, 00</text:p>
          </table:table-cell>
          <table:table-cell office:value-type="float" office:value="15225943" table:style-name="ce9">
            <text:p>15,225,943</text:p>
          </table:table-cell>
          <table:table-cell office:value-type="currency" office:value="93.6" table:style-name="ce10">
            <text:p>$93.60</text:p>
          </table:table-cell>
          <table:table-cell office:value-type="currency" office:value="87" table:style-name="ce10">
            <text:p>$87.00</text:p>
          </table:table-cell>
          <table:table-cell office:value-type="currency" office:value="99.5" table:style-name="ce10">
            <text:p>$99.50</text:p>
          </table:table-cell>
          <table:table-cell office:value-type="currency" office:value="93.8" table:style-name="ce10">
            <text:p>$93.8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3T00:00:00" table:style-name="ce5">
            <text:p>Apr 13, 00</text:p>
          </table:table-cell>
          <table:table-cell office:value-type="float" office:value="15243446" table:style-name="ce6">
            <text:p>15,243,446</text:p>
          </table:table-cell>
          <table:table-cell office:value-type="currency" office:value="93.8" table:style-name="ce7">
            <text:p>$93.80</text:p>
          </table:table-cell>
          <table:table-cell office:value-type="currency" office:value="88" table:style-name="ce7">
            <text:p>$88.00</text:p>
          </table:table-cell>
          <table:table-cell office:value-type="currency" office:value="100.5" table:style-name="ce7">
            <text:p>$100.50</text:p>
          </table:table-cell>
          <table:table-cell office:value-type="currency" office:value="94" table:style-name="ce7">
            <text:p>$94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4T00:00:00" table:style-name="ce8">
            <text:p>Apr 14, 00</text:p>
          </table:table-cell>
          <table:table-cell office:value-type="float" office:value="14889873" table:style-name="ce9">
            <text:p>14,889,873</text:p>
          </table:table-cell>
          <table:table-cell office:value-type="currency" office:value="94" table:style-name="ce10">
            <text:p>$94.00</text:p>
          </table:table-cell>
          <table:table-cell office:value-type="currency" office:value="89" table:style-name="ce10">
            <text:p>$89.00</text:p>
          </table:table-cell>
          <table:table-cell office:value-type="currency" office:value="101.5" table:style-name="ce10">
            <text:p>$101.50</text:p>
          </table:table-cell>
          <table:table-cell office:value-type="currency" office:value="93" table:style-name="ce10">
            <text:p>$93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5T00:00:00" table:style-name="ce5">
            <text:p>Apr 15, 00</text:p>
          </table:table-cell>
          <table:table-cell office:value-type="float" office:value="14781243" table:style-name="ce6">
            <text:p>14,781,243</text:p>
          </table:table-cell>
          <table:table-cell office:value-type="currency" office:value="93" table:style-name="ce7">
            <text:p>$93.00</text:p>
          </table:table-cell>
          <table:table-cell office:value-type="currency" office:value="90" table:style-name="ce7">
            <text:p>$90.00</text:p>
          </table:table-cell>
          <table:table-cell office:value-type="currency" office:value="100" table:style-name="ce7">
            <text:p>$100.00</text:p>
          </table:table-cell>
          <table:table-cell office:value-type="currency" office:value="92" table:style-name="ce7">
            <text:p>$92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6T00:00:00" table:style-name="ce8">
            <text:p>Apr 16, 00</text:p>
          </table:table-cell>
          <table:table-cell office:value-type="float" office:value="15132068" table:style-name="ce9">
            <text:p>15,132,068</text:p>
          </table:table-cell>
          <table:table-cell office:value-type="currency" office:value="92" table:style-name="ce10">
            <text:p>$92.00</text:p>
          </table:table-cell>
          <table:table-cell office:value-type="currency" office:value="88" table:style-name="ce10">
            <text:p>$88.00</text:p>
          </table:table-cell>
          <table:table-cell office:value-type="currency" office:value="96" table:style-name="ce10">
            <text:p>$96.00</text:p>
          </table:table-cell>
          <table:table-cell office:value-type="currency" office:value="92" table:style-name="ce10">
            <text:p>$92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7T00:00:00" table:style-name="ce5">
            <text:p>Apr 17, 00</text:p>
          </table:table-cell>
          <table:table-cell office:value-type="float" office:value="15253822" table:style-name="ce6">
            <text:p>15,253,822</text:p>
          </table:table-cell>
          <table:table-cell office:value-type="currency" office:value="92" table:style-name="ce7">
            <text:p>$92.00</text:p>
          </table:table-cell>
          <table:table-cell office:value-type="currency" office:value="89" table:style-name="ce7">
            <text:p>$89.00</text:p>
          </table:table-cell>
          <table:table-cell office:value-type="currency" office:value="95" table:style-name="ce7">
            <text:p>$95.00</text:p>
          </table:table-cell>
          <table:table-cell office:value-type="currency" office:value="93" table:style-name="ce7">
            <text:p>$93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8T00:00:00" table:style-name="ce8">
            <text:p>Apr 18, 00</text:p>
          </table:table-cell>
          <table:table-cell office:value-type="float" office:value="14919019" table:style-name="ce9">
            <text:p>14,919,019</text:p>
          </table:table-cell>
          <table:table-cell office:value-type="currency" office:value="93" table:style-name="ce10">
            <text:p>$93.00</text:p>
          </table:table-cell>
          <table:table-cell office:value-type="currency" office:value="93" table:style-name="ce10">
            <text:p>$93.00</text:p>
          </table:table-cell>
          <table:table-cell office:value-type="currency" office:value="97" table:style-name="ce10">
            <text:p>$97.00</text:p>
          </table:table-cell>
          <table:table-cell office:value-type="currency" office:value="95" table:style-name="ce10">
            <text:p>$95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19T00:00:00" table:style-name="ce5">
            <text:p>Apr 19, 00</text:p>
          </table:table-cell>
          <table:table-cell office:value-type="float" office:value="14972533" table:style-name="ce6">
            <text:p>14,972,533</text:p>
          </table:table-cell>
          <table:table-cell office:value-type="currency" office:value="95" table:style-name="ce7">
            <text:p>$95.00</text:p>
          </table:table-cell>
          <table:table-cell office:value-type="currency" office:value="84" table:style-name="ce7">
            <text:p>$84.00</text:p>
          </table:table-cell>
          <table:table-cell office:value-type="currency" office:value="95" table:style-name="ce7">
            <text:p>$95.00</text:p>
          </table:table-cell>
          <table:table-cell office:value-type="currency" office:value="91" table:style-name="ce7">
            <text:p>$91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20T00:00:00" table:style-name="ce8">
            <text:p>Apr 20, 00</text:p>
          </table:table-cell>
          <table:table-cell office:value-type="float" office:value="14642786" table:style-name="ce9">
            <text:p>14,642,786</text:p>
          </table:table-cell>
          <table:table-cell office:value-type="currency" office:value="91" table:style-name="ce10">
            <text:p>$91.00</text:p>
          </table:table-cell>
          <table:table-cell office:value-type="currency" office:value="87" table:style-name="ce10">
            <text:p>$87.00</text:p>
          </table:table-cell>
          <table:table-cell office:value-type="currency" office:value="100" table:style-name="ce10">
            <text:p>$100.00</text:p>
          </table:table-cell>
          <table:table-cell office:value-type="currency" office:value="97" table:style-name="ce10">
            <text:p>$97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21T00:00:00" table:style-name="ce5">
            <text:p>Apr 21, 00</text:p>
          </table:table-cell>
          <table:table-cell office:value-type="float" office:value="14804376" table:style-name="ce6">
            <text:p>14,804,376</text:p>
          </table:table-cell>
          <table:table-cell office:value-type="currency" office:value="97" table:style-name="ce7">
            <text:p>$97.00</text:p>
          </table:table-cell>
          <table:table-cell office:value-type="currency" office:value="91" table:style-name="ce7">
            <text:p>$91.00</text:p>
          </table:table-cell>
          <table:table-cell office:value-type="currency" office:value="98" table:style-name="ce7">
            <text:p>$98.00</text:p>
          </table:table-cell>
          <table:table-cell office:value-type="currency" office:value="96" table:style-name="ce7">
            <text:p>$96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22T00:00:00" table:style-name="ce8">
            <text:p>Apr 22, 00</text:p>
          </table:table-cell>
          <table:table-cell office:value-type="float" office:value="14907452" table:style-name="ce9">
            <text:p>14,907,452</text:p>
          </table:table-cell>
          <table:table-cell office:value-type="currency" office:value="96" table:style-name="ce10">
            <text:p>$96.00</text:p>
          </table:table-cell>
          <table:table-cell office:value-type="currency" office:value="92" table:style-name="ce10">
            <text:p>$92.00</text:p>
          </table:table-cell>
          <table:table-cell office:value-type="currency" office:value="102" table:style-name="ce10">
            <text:p>$102.00</text:p>
          </table:table-cell>
          <table:table-cell office:value-type="currency" office:value="95" table:style-name="ce10">
            <text:p>$95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23T00:00:00" table:style-name="ce5">
            <text:p>Apr 23, 00</text:p>
          </table:table-cell>
          <table:table-cell office:value-type="float" office:value="15319376" table:style-name="ce6">
            <text:p>15,319,376</text:p>
          </table:table-cell>
          <table:table-cell office:value-type="currency" office:value="95" table:style-name="ce7">
            <text:p>$95.00</text:p>
          </table:table-cell>
          <table:table-cell office:value-type="currency" office:value="91" table:style-name="ce7">
            <text:p>$91.00</text:p>
          </table:table-cell>
          <table:table-cell office:value-type="currency" office:value="96" table:style-name="ce7">
            <text:p>$96.00</text:p>
          </table:table-cell>
          <table:table-cell office:value-type="currency" office:value="93" table:style-name="ce7">
            <text:p>$93.00</text:p>
          </table:table-cell>
          <table:table-cell table:number-columns-repeated="16377"/>
        </table:table-row>
        <table:table-row table:style-name="ro3">
          <table:table-cell/>
          <table:table-cell office:value-type="date" office:date-value="2000-04-24T00:00:00" table:style-name="ce8">
            <text:p>Apr 24, 00</text:p>
          </table:table-cell>
          <table:table-cell office:value-type="float" office:value="15066118" table:style-name="ce9">
            <text:p>15,066,118</text:p>
          </table:table-cell>
          <table:table-cell office:value-type="currency" office:value="93" table:style-name="ce10">
            <text:p>$93.00</text:p>
          </table:table-cell>
          <table:table-cell office:value-type="currency" office:value="94" table:style-name="ce10">
            <text:p>$94.00</text:p>
          </table:table-cell>
          <table:table-cell office:value-type="currency" office:value="99" table:style-name="ce10">
            <text:p>$99.00</text:p>
          </table:table-cell>
          <table:table-cell office:value-type="currency" office:value="98" table:style-name="ce10">
            <text:p>$98.00</text:p>
          </table:table-cell>
          <table:table-cell table:number-columns-repeated="16377"/>
        </table:table-row>
        <table:table-row table:number-rows-repeated="1048555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  <style:font-face style:name="Times" svg:font-family="Times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month number:textual="true"/>
      <number:text> </number:text>
      <number:day/>
      <number:text>, 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lbany" style:font-name-asian="Albany" style:font-name-complex="Albany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jörn Milcke</meta:initial-creator>
    <dc:creator>Martins, Tiago (OS AMS-EV)</dc:creator>
    <meta:creation-date>2006-09-01T15:32:39Z</meta:creation-date>
    <dc:date>2018-04-23T13:43:43Z</dc:date>
    <meta:editing-cycles>3</meta:editing-cycles>
    <meta:editing-duration>PT921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date-style style:name="N37">
      <number:month number:textual="true"/>
      <number:text> </number:text>
      <number:day/>
      <number:text>, </number:text>
      <number:year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b3b3b3" draw:opacity="100%" draw:stroke="none"/>
    </style:style>
    <style:style style:family="chart" style:name="Axs0" style:data-style-name="N3">
      <style:chart-properties chart:gap-width="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d9d9d9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0694in" svg:stroke-color="#999999" svg:stroke-opacity="100%" draw:stroke-linejoin="round" svg:stroke-linecap="butt"/>
    </style:style>
    <style:style style:family="chart" style:name="Axs1" style:data-style-name="N37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36">
      <style:chart-properties chart:gap-width="150" chart:overlap="0" chart:link-data-style-to-source="false" chart:visible="true" chart:logarithmic="false" chart:maximum="103" chart:minimum="83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cc99" draw:opacity="100%" draw:stroke="non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sMk">
      <style:graphic-properties draw:fill="solid" draw:fill-color="#000000" draw:opacity="100%" draw:stroke="solid" svg:stroke-width="0.00694in" svg:stroke-color="#b3b3b3" svg:stroke-opacity="100%" draw:stroke-linejoin="round" svg:stroke-linecap="butt"/>
    </style:style>
    <style:style style:family="chart" style:name="GnMk">
      <style:graphic-properties draw:fill="solid" draw:fill-color="#ffffff" draw:opacity="100%" draw:stroke="solid" svg:stroke-width="0.00694in" svg:stroke-color="#000000" svg:stroke-opacity="100%" draw:stroke-linejoin="round" svg:stroke-linecap="butt"/>
    </style:style>
    <style:style style:family="chart" style:name="Plt0">
      <style:chart-properties chart:three-dimensional="false" chart:deep="false" chart:japanese-candle-stick="true" chart:auto-position="false"/>
      <style:graphic-properties draw:fill="solid" draw:fill-color="#b3b3b3" draw:opacity="100%" draw:stroke="none"/>
    </style:style>
    <style:style style:family="chart" style:name="G1S0">
      <style:chart-properties chart:symbol-type="none" chart:connect-bars="false" chart:line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1S1">
      <style:chart-properties chart:symbol-type="none" chart:connect-bars="false" chart:line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1S2">
      <style:chart-properties chart:symbol-type="none" chart:connect-bars="false" chart:line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1S3">
      <style:chart-properties chart:symbol-type="none" chart:connect-bars="false" chart:line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RnLn">
      <style:graphic-properties draw:fill="none" draw:stroke="solid" svg:stroke-width="0.02008in" svg:stroke-color="#660066" svg:stroke-opacity="100%" draw:stroke-linejoin="round" svg:stroke-linecap="butt"/>
    </style:style>
  </office:automatic-styles>
  <office:body>
    <office:chart>
      <chart:chart chart:class="chart:stock" svg:height="393.2207874015748pt" svg:width="457.4015748031496pt" chart:style-name="Crt0">
        <chart:title svg:x="128.5724409448819pt" svg:y="7.879685039370079pt" chart:style-name="CT00">
          <text:p text:style-name="a0" text:class-names="" text:cond-style-name="">Fun Microsystems (FUNW)</text:p>
        </chart:title>
        <chart:legend chart:legend-position="bottom" chart:legend-align="center" chart:style-name="Lgnd"/>
        <chart:plot-area svg:x="9.127086614173228pt" svg:y="33.02110236220472pt" svg:width="430.0203937007874pt" svg:height="321.311259842519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B$4:.$B$21"/>
          </chart:axis>
          <chart:axis chart:dimension="y" chart:name="secondary-y" chart:style-name="Axs2"/>
          <chart:axis chart:dimension="x" chart:name="secondary-X" chart:style-name="Axs3"/>
          <chart:series chart:values-cell-range-address="Sheet1.$C$4:.$C$21" chart:class="chart:bar" chart:attached-axis="primary-y" chart:style-name="G0S0">
            <chart:data-point chart:repeated="18"/>
          </chart:series>
          <chart:series chart:values-cell-range-address="Sheet1.$D$4:.$D$21" chart:class="chart:stock" chart:attached-axis="secondary-y" chart:style-name="G1S0">
            <chart:data-point chart:repeated="18"/>
          </chart:series>
          <chart:series chart:values-cell-range-address="Sheet1.$E$4:.$E$21" chart:class="chart:stock" chart:attached-axis="secondary-y" chart:style-name="G1S2">
            <chart:data-point chart:repeated="18"/>
          </chart:series>
          <chart:series chart:values-cell-range-address="Sheet1.$F$4:.$F$21" chart:class="chart:stock" chart:attached-axis="secondary-y" chart:style-name="G1S1">
            <chart:data-point chart:repeated="18"/>
          </chart:series>
          <chart:series chart:values-cell-range-address="Sheet1.$G$4:.$G$21" chart:class="chart:stock" chart:attached-axis="secondary-y" chart:style-name="G1S3">
            <chart:data-point chart:repeated="18"/>
          </chart:series>
          <chart:stock-gain-marker chart:style-name="GnMk"/>
          <chart:stock-loss-marker chart:style-name="LsMk"/>
          <chart:stock-range-line chart:style-name="RnLn"/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